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7c8a3c" officeooo:paragraph-rsid="007c8a3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f6883" officeooo:paragraph-rsid="007f6883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4" style:family="paragraph" style:parent-style-name="Standard">
      <style:text-properties style:font-name="FreeSerif" officeooo:rsid="001e1600" officeooo:paragraph-rsid="001e1600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break-before="page"/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5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9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FreeSerif" fo:font-style="normal" fo:font-weight="normal" officeooo:rsid="008f03e8" officeooo:paragraph-rsid="008f03e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65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6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67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c8a3c" officeooo:paragraph-rsid="007c8a3c" style:font-style-asian="normal" style:font-weight-asian="normal" style:font-style-complex="normal" style:font-weight-complex="normal"/>
    </style:style>
    <style:style style:name="P68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13ddd" officeooo:paragraph-rsid="00813ddd" style:font-style-asian="normal" style:font-weight-asian="normal" style:font-style-complex="normal" style:font-weight-complex="normal"/>
    </style:style>
    <style:style style:name="P69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73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7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7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7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7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9" style:family="paragraph" style:parent-style-name="Standard" style:list-style-name="List_20_1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bold" officeooo:rsid="00760b10" officeooo:paragraph-rsid="00760b10" style:font-style-asian="normal" style:font-weight-asian="bold" style:font-style-complex="normal" style:font-weight-complex="bold"/>
    </style:style>
    <style:style style:name="P80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1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82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3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fo:font-weight="bold" officeooo:rsid="008d2974" style:font-weight-asian="bold" style:font-weight-complex="bold"/>
    </style:style>
    <style:style style:name="T11" style:family="text">
      <style:text-properties fo:font-weight="bold" officeooo:rsid="00903698" style:font-weight-asian="bold" style:font-weight-complex="bold"/>
    </style:style>
    <style:style style:name="T12" style:family="text">
      <style:text-properties officeooo:rsid="0029c3ea"/>
    </style:style>
    <style:style style:name="T13" style:family="text">
      <style:text-properties officeooo:rsid="003284b0"/>
    </style:style>
    <style:style style:name="T14" style:family="text">
      <style:text-properties officeooo:rsid="0037071d"/>
    </style:style>
    <style:style style:name="T15" style:family="text">
      <style:text-properties officeooo:rsid="00378fb8"/>
    </style:style>
    <style:style style:name="T16" style:family="text">
      <style:text-properties officeooo:rsid="00393510"/>
    </style:style>
    <style:style style:name="T17" style:family="text">
      <style:text-properties officeooo:rsid="0041eb1f"/>
    </style:style>
    <style:style style:name="T18" style:family="text">
      <style:text-properties officeooo:rsid="0043e201"/>
    </style:style>
    <style:style style:name="T19" style:family="text">
      <style:text-properties officeooo:rsid="00471c1f"/>
    </style:style>
    <style:style style:name="T20" style:family="text">
      <style:text-properties officeooo:rsid="0049b250"/>
    </style:style>
    <style:style style:name="T21" style:family="text">
      <style:text-properties officeooo:rsid="004d62c2"/>
    </style:style>
    <style:style style:name="T22" style:family="text">
      <style:text-properties officeooo:rsid="004e3fa0"/>
    </style:style>
    <style:style style:name="T23" style:family="text">
      <style:text-properties officeooo:rsid="0050db8c"/>
    </style:style>
    <style:style style:name="T24" style:family="text">
      <style:text-properties officeooo:rsid="005233f6"/>
    </style:style>
    <style:style style:name="T25" style:family="text">
      <style:text-properties officeooo:rsid="005310c3"/>
    </style:style>
    <style:style style:name="T26" style:family="text">
      <style:text-properties officeooo:rsid="00539485"/>
    </style:style>
    <style:style style:name="T27" style:family="text">
      <style:text-properties officeooo:rsid="005404e7"/>
    </style:style>
    <style:style style:name="T28" style:family="text">
      <style:text-properties officeooo:rsid="0055961d"/>
    </style:style>
    <style:style style:name="T29" style:family="text">
      <style:text-properties officeooo:rsid="0064dead"/>
    </style:style>
    <style:style style:name="T30" style:family="text">
      <style:text-properties officeooo:rsid="0069a752"/>
    </style:style>
    <style:style style:name="T31" style:family="text">
      <style:text-properties officeooo:rsid="006c5c8e"/>
    </style:style>
    <style:style style:name="T32" style:family="text">
      <style:text-properties officeooo:rsid="00761f9c"/>
    </style:style>
    <style:style style:name="T33" style:family="text">
      <style:text-properties officeooo:rsid="0078151c"/>
    </style:style>
    <style:style style:name="T34" style:family="text">
      <style:text-properties officeooo:rsid="007ef22a"/>
    </style:style>
    <style:style style:name="T35" style:family="text">
      <style:text-properties officeooo:rsid="0080c266"/>
    </style:style>
    <style:style style:name="T36" style:family="text">
      <style:text-properties officeooo:rsid="0087d4f2"/>
    </style:style>
    <style:style style:name="T37" style:family="text">
      <style:text-properties officeooo:rsid="0089f443"/>
    </style:style>
    <style:style style:name="T38" style:family="text">
      <style:text-properties officeooo:rsid="008acd4a"/>
    </style:style>
    <style:style style:name="T39" style:family="text">
      <style:text-properties officeooo:rsid="008c17cb"/>
    </style:style>
    <style:style style:name="T40" style:family="text">
      <style:text-properties officeooo:rsid="008e0892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officeooo:rsid="00903698"/>
    </style:style>
    <style:style style:name="T43" style:family="text">
      <style:text-properties officeooo:rsid="00928425"/>
    </style:style>
    <style:style style:name="T44" style:family="text">
      <style:text-properties officeooo:rsid="009523f4"/>
    </style:style>
    <style:style style:name="T45" style:family="text">
      <style:text-properties officeooo:rsid="00971c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8">ES</text:span><text:span text:style-name="T4">:</text:span> <text:span text:style-name="T14">Effective Skill</text:span></text:p>
      <text:p text:style-name="P29"><text:span text:style-name="T8">ES</text:span> = Base Skill + modifiers</text:p>
      <text:list xml:id="list107094387" text:style-name="L1">
        <text:list-item>
          <text:p text:style-name="P64">Modifiers are defied between -9 to +9. <text:s/><text:span text:style-name="T15">Beyond these should be </text:span><text:span text:style-name="T16">an </text:span><text:span text:style-name="T15">automatic fail or success </text:span><text:span text:style-name="T24">unless contested with extreme scores.</text:span></text:p>
        </text:list-item>
        <text:list-item>
          <text:p text:style-name="P70">ES can be thought of as a target number.</text:p>
        </text:list-item>
        <text:list-item>
          <text:p text:style-name="P71">If no Base Skill, then automatic fail or cannot attempt <text:span text:style-name="T25">the action</text:span>.</text:p>
        </text:list-item>
        <text:list-item>
          <text:p text:style-name="P72">Automatic fail if ES is less than 3. <text:s/><text:span text:style-name="T2">Except</text:span> during combat.</text:p>
        </text:list-item>
      </text:list>
      <text:p text:style-name="P30"><text:span text:style-name="T4">Roll</text:span> = sum up 3d6.</text:p>
      <text:p text:style-name="P31"><text:span text:style-name="T4">P1:</text:span> Player 1</text:p>
      <text:p text:style-name="P31"><text:span text:style-name="T4">P2:</text:span> Player 2</text:p>
      <text:p text:style-name="P57"/>
      <text:p text:style-name="P34"/>
      <text:p text:style-name="P1">Success Roll</text:p>
      <text:p text:style-name="P36"><text:span text:style-name="T17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39"><text:span text:style-name="T17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41"><text:span text:style-name="T17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40"><text:span text:style-name="T17">4</text:span>) <text:span text:style-name="T4">Delta = </text:span><text:span text:style-name="T8">ES</text:span><text:span text:style-name="T4"> - </text:span><text:span text:style-name="T5">Roll</text:span></text:p>
      <text:p text:style-name="P41"><text:span text:style-name="T17">5</text:span>) <text:span text:style-name="T4">Delta &gt;= 10:</text:span> <text:span text:style-name="T2">Critical Success.</text:span></text:p>
      <text:p text:style-name="P41"><text:span text:style-name="T17">6</text:span>) <text:span text:style-name="T4">Delta &lt;= -10:</text:span> <text:span text:style-name="T2">Critical Fail.</text:span></text:p>
      <text:p text:style-name="P38"><text:span text:style-name="T17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38"><text:span text:style-name="T17">8</text:span>) <text:span text:style-name="T2">Fail.</text:span></text:p>
      <text:p text:style-name="P18"/>
      <text:p text:style-name="P17"/>
      <text:p text:style-name="P3">Extreme Scores</text:p>
      <text:p text:style-name="P25">If both contestants have <text:span text:style-name="T20">their </text:span>ES &lt;= 6:</text:p>
      <text:p text:style-name="P50"><text:span text:style-name="T23">1</text:span>) <text:span text:style-name="T23">X</text:span> = 10 – <text:span text:style-name="T23">lowest score</text:span></text:p>
      <text:p text:style-name="P50"><text:span text:style-name="T23">2</text:span>) Add <text:span text:style-name="T23">X</text:span> to both contestants’ ES</text:p>
      <text:p text:style-name="P50"><text:span text:style-name="T23">3</text:span>) Roll against their new ES.</text:p>
      <text:p text:style-name="P26">If <text:span text:style-name="T28">both have </text:span>(ES &gt;= 14) and (ES &lt; 20):</text:p>
      <text:p text:style-name="P46">1) X = lowest score <text:span text:style-name="T2">minus</text:span> 10</text:p>
      <text:p text:style-name="P49">2) Reduce both contestants’ ES by X</text:p>
      <text:p text:style-name="P49">3) <text:span text:style-name="T19">Roll against their new ES.</text:span></text:p>
      <text:p text:style-name="P27">If both contestants have their ES &gt; 20:</text:p>
      <text:p text:style-name="P45">1) X = 10 / lowest score</text:p>
      <text:p text:style-name="P48">2) <text:span text:style-name="T22">Lowest ES becomes the value of 10</text:span></text:p>
      <text:p text:style-name="P48"><text:span text:style-name="T22">3) </text:span>Multiply <text:span text:style-name="T21">highest</text:span> ES by X, <text:span text:style-name="T22">round down.</text:span></text:p>
      <text:p text:style-name="P52"><text:span text:style-name="T22">4</text:span>) Roll against their new ES.</text:p>
      <text:p text:style-name="P32"/>
      <text:p text:style-name="P19"/>
      <text:p text:style-name="P2">P<text:span text:style-name="T24">vP</text:span> <text:span text:style-name="T18">(Regular Contest)</text:span></text:p>
      <text:p text:style-name="P35"><text:span text:style-name="T12">1</text:span>) If P1 <text:span text:style-name="T2">critically</text:span> succeeds, P2 <text:span text:style-name="T13">will not roll to avoid the</text:span> hit.</text:p>
      <text:p text:style-name="P37"><text:span text:style-name="T12">2</text:span>) If P1 succeeds, P2 <text:span text:style-name="T2">may</text:span> roll to <text:span text:style-name="T13">a</text:span>void the attack.</text:p>
      <text:p text:style-name="P42">3) If tie, <text:span text:style-name="T24">neither players </text:span><text:span text:style-name="T26">succeed</text:span><text:span text:style-name="T24"> their goals</text:span>.</text:p>
      <text:p text:style-name="P42"/>
      <text:p text:style-name="P13"/>
      <text:p text:style-name="P13"/>
      <text:p text:style-name="P13"/>
      <text:p text:style-name="P13"/>
      <text:p text:style-name="P7">Quick Contest</text:p>
      <text:p text:style-name="P20">1) <text:span text:style-name="T4">P1’s Delta &gt; P2’s Delta:</text:span> P1 succeeds.</text:p>
      <text:p text:style-name="P43"><text:span text:style-name="T27">2</text:span>) If tie, n<text:span text:style-name="T26">either players succeed in their goals</text:span>.</text:p>
      <text:p text:style-name="P15"><text:span text:style-name="T27">3</text:span>) P2 succeeds.</text:p>
      <text:list xml:id="list811375636" text:style-name="L2">
        <text:list-item>
          <text:p text:style-name="P73">If both Deltas are negative, the less negative is the winner.</text:p>
        </text:list-item>
      </text:list>
      <text:p text:style-name="P12"/>
      <text:p text:style-name="P12"/>
      <text:p text:style-name="P4">The Rule of 20</text:p>
      <text:p text:style-name="P12">If <text:span text:style-name="T38">a player</text:span> have a <text:span text:style-name="T2">basic attribute over 20</text:span>, treat it as 20 <text:span text:style-name="T2">for default purposes</text:span>. For instance, if <text:span text:style-name="T38">he has</text:span> IQ 25, <text:span text:style-name="T38">his</text:span> default Lockpicking skill (IQ-5) is 15 – not 20. No such limit applies to defaults to other skills.</text:p>
      <text:p text:style-name="P12"/>
      <text:p text:style-name="P12"/>
      <text:p text:style-name="P5">The Rule of 16</text:p>
      <text:p text:style-name="P21">1) <text:span text:style-name="T9">If </text:span><text:span text:style-name="T4">Supernatural attack</text:span></text:p>
      <text:p text:style-name="P47">&amp; Offers resistance roll</text:p>
      <text:p text:style-name="P51">&amp; Attacker’s ES &gt; 16</text:p>
      <text:p text:style-name="P51">&amp; Subject is living or sapient:</text:p>
      <text:p text:style-name="P53"><text:span text:style-name="T30">1</text:span>) <text:span text:style-name="T4">If subject’s Will &lt;= 16:</text:span></text:p>
      <text:p text:style-name="P54"><text:tab/><text:tab/>Attacker’s ES = 16.</text:p>
      <text:p text:style-name="P55"><text:span text:style-name="T30">2</text:span>) Attacker’s ES is reduced to subject’s Will <text:span text:style-name="T29">score</text:span>.</text:p>
      <text:p text:style-name="P12"/>
      <text:p text:style-name="P12"/>
      <text:p text:style-name="P6">Attack Roll</text:p>
      <text:p text:style-name="P22">1) ES = Base skill with the weapon + modifiers</text:p>
      <text:p text:style-name="P22">2) Suggested modifiers:</text:p>
      <text:list xml:id="list2323990575" text:style-name="L3">
        <text:list-item>
          <text:p text:style-name="P58">Weapon’s Accuracy <text:span text:style-name="T31">(must used Aim prior)</text:span></text:p>
        </text:list-item>
        <text:list-item>
          <text:p text:style-name="P58">Target’s Size</text:p>
        </text:list-item>
        <text:list-item>
          <text:p text:style-name="P58">Range</text:p>
        </text:list-item>
        <text:list-item>
          <text:p text:style-name="P59">Lighting</text:p>
        </text:list-item>
        <text:list-item>
          <text:p text:style-name="P59">A maneuver like Aim</text:p>
        </text:list-item>
        <text:list-item>
          <text:p text:style-name="P59">An equipment</text:p>
        </text:list-item>
      </text:list>
      <text:p text:style-name="P14"/>
      <text:p text:style-name="P12"/>
      <text:p text:style-name="P12"/>
      <text:p text:style-name="P12"/>
      <text:p text:style-name="P33">Dice Roll</text:p>
      <text:p text:style-name="P12"/>
      <text:p text:style-name="P12"/>
      <text:p text:style-name="P12"/>
      <text:p text:style-name="P16"/>
      <text:p text:style-name="P44"/>
      <text:p text:style-name="P12"/>
      <text:p text:style-name="P56">[Shock]</text:p>
      <text:list xml:id="list30367685" text:style-name="List_20_1">
        <text:list-item>
          <text:p text:style-name="P65">Apply this tag <text:span text:style-name="T2">after</text:span> player receives damage.</text:p>
        </text:list-item>
        <text:list-item>
          <text:p text:style-name="P74">Penalty is defined by the damage <text:span text:style-name="T33">received</text:span> with a maximum of 4.</text:p>
        </text:list-item>
        <text:list-item>
          <text:p text:style-name="P75"><text:span text:style-name="T32">Penalty reduces</text:span> <text:span text:style-name="T4">DX</text:span> and <text:span text:style-name="T4">IQ</text:span>.</text:p>
        </text:list-item>
        <text:list-item>
          <text:p text:style-name="P75">Active defenses are not affected.</text:p>
        </text:list-item>
        <text:list-item>
          <text:p text:style-name="P75">If <text:span text:style-name="T4">HP &gt;= 20</text:span>, penalty is <text:span text:style-name="T4">one (1) per floor(HP / 10)</text:span> <text:span text:style-name="T35">damages.</text:span></text:p>
        </text:list-item>
        <text:list-item>
          <text:p text:style-name="P75"><text:span text:style-name="T2">Remove</text:span> this tag after the <text:span text:style-name="T39">his</text:span> turn ends.</text:p>
          <text:p text:style-name="P79"/>
        </text:list-item>
      </text:list>
      <text:p text:style-name="P23"/>
      <text:p text:style-name="P8">[Reeling]</text:p>
      <text:list xml:id="list230360823609040" text:continue-numbering="true" text:style-name="List_20_1">
        <text:list-item>
          <text:p text:style-name="P66">Apply this tag when <text:span text:style-name="T10">0 &lt; </text:span><text:span text:style-name="T4">currentHP &lt; (HP / 3).</text:span></text:p>
        </text:list-item>
        <text:list-item>
          <text:p text:style-name="P76"><text:span text:style-name="T4">Move</text:span> and <text:span text:style-name="T4">Dodge</text:span> are halved.</text:p>
        </text:list-item>
      </text:list>
      <text:p text:style-name="P23"/>
      <text:p text:style-name="P12"/>
      <text:p text:style-name="P9">[Collapse]</text:p>
      <text:list xml:id="list230361475671537" text:continue-numbering="true" text:style-name="List_20_1">
        <text:list-item>
          <text:p text:style-name="P67">When a player’s <text:span text:style-name="T4">currentHP &lt;= 0</text:span>, roll <text:span text:style-name="T34">test</text:span> <text:span text:style-name="T2">every</text:span> turn until this tag has been applied.</text:p>
        </text:list-item>
        <text:list-item>
          <text:p text:style-name="P77"><text:span text:style-name="T4">Roll vs HT</text:span> <text:span text:style-name="T2">(-1 per full HP)</text:span>; apply this tag on a fail.</text:p>
        </text:list-item>
      </text:list>
      <text:p text:style-name="P12"/>
      <text:p text:style-name="P12"/>
      <text:p text:style-name="P10">[Dying]</text:p>
      <text:list xml:id="list230360531912027" text:continue-numbering="true" text:style-name="List_20_1">
        <text:list-item>
          <text:p text:style-name="P68">When a player’s <text:span text:style-name="T4">currentHP &lt;= -HP</text:span> <text:span text:style-name="T2">and</text:span> have received <text:span text:style-name="T40">wounds</text:span>, immediately roll test.</text:p>
        </text:list-item>
        <text:list-item>
          <text:p text:style-name="P78"><text:span text:style-name="T4">Roll vs HT</text:span> <text:span text:style-name="T2">(-1 per full HP)</text:span>; apply this tag <text:span text:style-name="T36">when</text:span> failing by 1 or 2 points; apply <text:span text:style-name="T4">[Dead]</text:span> tag on a fail.</text:p>
        </text:list-item>
      </text:list>
      <text:p text:style-name="P24"/>
      <text:p text:style-name="P24"/>
      <text:p text:style-name="P11">[Dead]</text:p>
      <text:list xml:id="list230360146945694" text:continue-numbering="true" text:style-name="List_20_1">
        <text:list-item>
          <text:p text:style-name="P69"><text:span text:style-name="T37">When</text:span> <text:span text:style-name="T4">currentHP &lt;= -5xHP.</text:span></text:p>
        </text:list-item>
      </text:list>
      <text:p text:style-name="P12"/>
      <text:p text:style-name="P12"/>
      <text:p text:style-name="P60"><text:span text:style-name="T41">Major Wound:</text:span> <text:span text:style-name="T45">single injury</text:span> <text:span text:style-name="T4">&gt; HP/2</text:span></text:p>
      <text:list xml:id="list1714522202" text:style-name="Numbering_20_123">
        <text:list-item>
          <text:p text:style-name="P82"><text:span text:style-name="T43">Immediately</text:span> <text:span text:style-name="T4">Roll vs HT*</text:span></text:p>
        </text:list-item>
        <text:list-item>
          <text:p text:style-name="P80">Fail by 5 or more: tag <text:span text:style-name="T4">[Unconscience]</text:span> <text:span text:style-name="T42">and </text:span><text:span text:style-name="T11">[Knockdown].</text:span></text:p>
        </text:list-item>
        <text:list-item>
          <text:p text:style-name="P80">Fail: tag <text:span text:style-name="T4">[</text:span><text:span text:style-name="T11">Stun</text:span><text:span text:style-name="T4">]</text:span> <text:span text:style-name="T42">and </text:span><text:span text:style-name="T11">[Knockdown].</text:span></text:p>
        </text:list-item>
      </text:list>
      <text:p text:style-name="P12"/>
      <text:p text:style-name="P12"/>
      <text:p text:style-name="P63">[Stun]</text:p>
      <text:list xml:id="list230360580137467" text:continue-list="list1714522202" text:style-name="Numbering_20_123">
        <text:list-item text:start-value="1">
          <text:p text:style-name="P83"><text:span text:style-name="T44">On</text:span> his turn, must <text:span text:style-name="T4">Do Nothing.</text:span></text:p>
        </text:list-item>
        <text:list-item>
          <text:p text:style-name="P81">Just before ending his turn, roll <text:span text:style-name="T4">vs HT</text:span> to remove this tag.</text:p>
        </text:list-item>
      </text:list>
      <text:p text:style-name="P62"/>
      <text:p text:style-name="P62"/>
      <text:p text:style-name="P6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7T23:03:59.372371839</dc:date>
    <meta:editing-duration>PT6H4M58S</meta:editing-duration>
    <meta:editing-cycles>111</meta:editing-cycles>
    <meta:generator>LibreOffice/7.0.4.2$Linux_X86_64 LibreOffice_project/00$Build-2</meta:generator>
    <meta:document-statistic meta:table-count="0" meta:image-count="0" meta:object-count="0" meta:page-count="2" meta:paragraph-count="87" meta:word-count="619" meta:character-count="3034" meta:non-whitespace-character-count="2525"/>
  </office:meta>
</office:document-meta>
</file>